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backend_test_homewor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22:21:30.396585879</meta:creation-date>
    <dc:date>2020-10-13T22:23:12.240846601</dc:date>
    <meta:editing-duration>PT1M43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6.4.6.2$Linux_X86_64 LibreOffice_project/40$Build-2</meta:generator>
  </office:meta>
</office:document-meta>
</file>